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>
      <style:table-cell-properties fo:background-color="#7030A0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2"/>
        <table:table-column table:style-name="co3" table:number-columns-repeated="91" table:default-cell-style-name="ce9"/>
        <table:table-column table:style-name="co1" table:number-columns-repeated="16290" table:default-cell-style-name="ce9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5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11">
            <text:p>Route 11</text:p>
          </table:table-cell>
          <table:table-cell office:value-type="string" table:style-name="ce6">
            <text:p>Mer Kiwu</text:p>
          </table:table-cell>
          <table:table-cell table:number-columns-repeated="16380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3 Florizarre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5 Reptincel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6 Dracaufeu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8 Carabaff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11 Crisacier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14 Coconfort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17 Roucoop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20 Rattatac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24 Arbock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28 Sablairau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30 Nidornina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33 Nidorino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44 Ortid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45 Raflessia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47 Parasect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49 Aéromite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55 Akwakwak</text:p>
          </table:table-cell>
          <table:table-cell table:style-name="ce14"/>
          <table:table-cell office:value-type="string" table:style-name="ce13">
            <text:p>S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60 Ptitard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61 Têtarte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64 Kadabra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8">
            <text:p>67 Machopeur</text:p>
          </table:table-cell>
          <table:table-cell table:style-name="ce14"/>
          <table:table-cell office:value-type="string" table:style-name="ce13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70 Bousiflor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71 Empiflor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72 Tentacool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3">
            <text:p>73 Tentacruel</text:p>
          </table:table-cell>
          <table:table-cell table:style-name="ce14"/>
          <table:table-cell office:value-type="string" table:style-name="ce13">
            <text:p>S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76 Grolem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82 magneton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85 Dodrio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87 Lamantine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90 Kokiyas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3">
            <text:p>91 Krustabri</text:p>
          </table:table-cell>
          <table:table-cell table:style-name="ce14"/>
          <table:table-cell table:style-name="ce16"/>
          <table:table-cell table:number-columns-repeated="1638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93 Spectrum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97 Hypnomade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14"/>
          <table:table-cell office:value-type="string" table:style-name="ce17">
            <text:p>X, T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9"/>
          <table:table-cell office:value-type="string" table:style-name="ce1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7">
            <text:p>103 Noadkoko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office:value-type="string" table:style-name="ce1">
            <text:p>110 Smogogo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16 Hypotrempe</text:p>
          </table:table-cell>
          <table:table-cell table:style-name="ce14"/>
          <table:table-cell office:value-type="string" table:style-name="ce17">
            <text:p>T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18 Poissirène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3">
            <text:p>119 Poissoroy</text:p>
          </table:table-cell>
          <table:table-cell table:style-name="ce14"/>
          <table:table-cell office:value-type="string" table:style-name="ce17">
            <text:p>S, T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20 Stary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3">
            <text:p>121 Staross</text:p>
          </table:table-cell>
          <table:table-cell table:style-name="ce14"/>
          <table:table-cell office:value-type="string" table:style-name="ce17">
            <text:p>S, T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29 Magicarpe</text:p>
          </table:table-cell>
          <table:table-cell table:style-name="ce14"/>
          <table:table-cell office:value-type="string" table:style-name="ce17">
            <text:p>S, T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7">
            <text:p>130 Leviator</text:p>
          </table:table-cell>
          <table:table-cell table:style-name="ce14"/>
          <table:table-cell office:value-type="string" table:style-name="ce17">
            <text:p>T</text:p>
          </table:table-cell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4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134 Aquali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135 Voltali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office:value-type="string" table:style-name="ce1">
            <text:p>136 Pyroli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9"/>
          <table:table-cell table:style-name="ce12"/>
          <table:table-cell table:number-columns-repeated="1638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38 Amonita</text:p>
          </table:table-cell>
          <table:table-cell table:style-name="ce15"/>
          <table:table-cell table:style-name="ce16"/>
          <table:table-cell table:number-columns-repeated="16381" table:style-name="ce15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40 Kabuto</text:p>
          </table:table-cell>
          <table:table-cell table:style-name="ce14"/>
          <table:table-cell table:style-name="ce13"/>
          <table:table-cell table:number-columns-repeated="16381" table:style-name="ce10"/>
        </table:table-row>
        <table:table-row table:style-name="ro1">
          <table:table-cell office:value-type="string" table:style-name="ce1">
            <text:p>141 Kabutops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4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05T12:26:14Z</dc:date>
    <meta:editing-duration>PT0S</meta:editing-duration>
  </office:meta>
</office:document-meta>
</file>